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helvetica" officeooo:rsid="0010f60a" officeooo:paragraph-rsid="0010f60a"/>
    </style:style>
    <style:style style:name="P2" style:family="paragraph" style:parent-style-name="Standard">
      <style:text-properties style:font-name="helvetica" style:text-underline-style="solid" style:text-underline-width="auto" style:text-underline-color="font-color" fo:font-weight="bold" officeooo:rsid="0010f60a" officeooo:paragraph-rsid="0010f60a" style:font-weight-asian="bold" style:font-weight-complex="bold"/>
    </style:style>
    <style:style style:name="P3" style:family="paragraph" style:parent-style-name="Standard">
      <style:text-properties style:font-name="helvetica" style:text-underline-style="solid" style:text-underline-width="auto" style:text-underline-color="font-color" fo:font-weight="bold" officeooo:rsid="001334c9" officeooo:paragraph-rsid="001334c9" style:font-weight-asian="bold" style:font-weight-complex="bold"/>
    </style:style>
    <style:style style:name="P4" style:family="paragraph" style:parent-style-name="Standard">
      <style:text-properties style:font-name="helvetica" style:text-underline-style="none" fo:font-weight="normal" officeooo:rsid="001334c9" officeooo:paragraph-rsid="001334c9" style:font-weight-asian="normal" style:font-weight-complex="normal"/>
    </style:style>
    <style:style style:name="P5" style:family="paragraph" style:parent-style-name="Standard">
      <style:text-properties officeooo:rsid="00154428" officeooo:paragraph-rsid="00154428"/>
    </style:style>
    <style:style style:name="P6" style:family="paragraph" style:parent-style-name="Standard" style:list-style-name="L1">
      <style:text-properties style:font-name="helvetica" style:text-underline-style="none" fo:font-weight="normal" officeooo:rsid="0011a86e" officeooo:paragraph-rsid="0011a86e" style:font-weight-asian="normal" style:font-weight-complex="normal"/>
    </style:style>
    <style:style style:name="P7" style:family="paragraph" style:parent-style-name="Standard" style:list-style-name="L2">
      <style:text-properties style:font-name="helvetica" style:text-underline-style="none" fo:font-weight="normal" officeooo:rsid="001334c9" officeooo:paragraph-rsid="001334c9" style:font-weight-asian="normal" style:font-weight-complex="normal"/>
    </style:style>
    <style:style style:name="P8" style:family="paragraph" style:parent-style-name="Standard" style:list-style-name="L3">
      <style:text-properties style:font-name="helvetica" style:text-underline-style="none" fo:font-weight="normal" officeooo:rsid="001334c9" officeooo:paragraph-rsid="001334c9" style:font-weight-asian="normal" style:font-weight-complex="normal"/>
    </style:style>
    <style:style style:name="P9" style:family="paragraph" style:parent-style-name="Standard" style:list-style-name="L3">
      <style:text-properties style:font-name="helvetica" style:text-underline-style="none" fo:font-weight="normal" officeooo:rsid="00154428" officeooo:paragraph-rsid="00154428" style:font-weight-asian="normal" style:font-weight-complex="normal"/>
    </style:style>
    <style:style style:name="P10" style:family="paragraph" style:parent-style-name="Standard">
      <style:text-properties style:font-name="helvetica" style:text-underline-style="none" fo:font-weight="normal" officeooo:rsid="00154428" officeooo:paragraph-rsid="00154428" style:font-weight-asian="normal" style:font-weight-complex="normal"/>
    </style:style>
    <style:style style:name="P11" style:family="paragraph" style:parent-style-name="Standard">
      <style:text-properties style:font-name="helvetica" style:text-underline-style="none" fo:font-weight="normal" officeooo:rsid="0015f709" officeooo:paragraph-rsid="00154428" style:font-weight-asian="normal" style:font-weight-complex="normal"/>
    </style:style>
    <style:style style:name="P12" style:family="paragraph" style:parent-style-name="Standard" style:list-style-name="L3">
      <style:text-properties style:font-name="helvetica" style:text-underline-style="none" fo:font-weight="normal" officeooo:rsid="0013c57f" officeooo:paragraph-rsid="0013c57f" style:font-weight-asian="normal" style:font-weight-complex="normal"/>
    </style:style>
    <style:style style:name="P13" style:family="paragraph" style:parent-style-name="Standard" style:list-style-name="L3">
      <style:text-properties officeooo:paragraph-rsid="00154428"/>
    </style:style>
    <style:style style:name="T1" style:family="text">
      <style:text-properties fo:font-weight="bold" style:font-weight-asian="bold" style:font-weight-complex="bold"/>
    </style:style>
    <style:style style:name="T2" style:family="text">
      <style:text-properties officeooo:rsid="001334c9"/>
    </style:style>
    <style:style style:name="T3" style:family="text">
      <style:text-properties officeooo:rsid="0013ba80"/>
    </style:style>
    <style:style style:name="T4" style:family="text">
      <style:text-properties officeooo:rsid="0013c57f"/>
    </style:style>
    <style:style style:name="T5" style:family="text">
      <style:text-properties style:font-name="helvetica" style:text-underline-style="none" fo:font-weight="normal" style:font-weight-asian="normal" style:font-weight-complex="normal"/>
    </style:style>
    <style:style style:name="T6" style:family="text">
      <style:text-properties style:font-name="helvetica" style:text-underline-style="none" fo:font-weight="normal" officeooo:rsid="0013ba80" style:font-weight-asian="normal" style:font-weight-complex="normal"/>
    </style:style>
    <style:style style:name="T7" style:family="text">
      <style:text-properties style:font-name="helvetica" style:text-underline-style="none" fo:font-weight="normal" officeooo:rsid="00154428" style:font-weight-asian="normal" style:font-weight-complex="normal"/>
    </style:style>
    <style:style style:name="T8" style:family="text">
      <style:text-properties style:font-name="helvetica" style:text-underline-style="none" fo:font-weight="normal" officeooo:rsid="0015f709" style:font-weight-asian="normal" style:font-weight-complex="normal"/>
    </style:style>
    <style:style style:name="T9" style:family="text">
      <style:text-properties style:font-name="helvetica" style:text-underline-style="none" fo:font-weight="normal" officeooo:rsid="0017c27d"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journal: NOE Distance Restraints in Conformer Generation</text:p>
      <text:p text:style-name="P2"/>
      <text:p text:style-name="P3">Conformer Generation</text:p>
      <text:list xml:id="list3695637924" text:style-name="L1">
        <text:list-item>
          <text:p text:style-name="P6">Used docker implementation by Shu to generate 5400 conformers using the baseline ETKDG Algorithm with macrocycle adaptation (which version?) for CsE and CsA. </text:p>
        </text:list-item>
        <text:list-item>
          <text:p text:style-name="P6">Same number of conformers with the NOE restraints used as upper restraints in the bounding matrix. For CsE, both restraints in CCl4 and DMSO were used. For the DMSO data, the algorithm would not terminate, presumably because of too rigid constraints (→ consider <text:span text:style-name="T1">bug report</text:span> on the issue), distance restraints were multiplied with a tolerance factor of 1.25.</text:p>
        </text:list-item>
        <text:list-item>
          <text:p text:style-name="P6">Used the example script for OMEGA Macrocycle to generate conformers without NOE restraints as additional baseline for CsE and CsA. Although maxconf=5400, only 245, respectively 147 conformers were generated. <text:span text:style-name="T2">PDB file format adapted by import/export into mdtraj.</text:span> → <text:span text:style-name="T1">Mapping in PDB file</text:span> is different <text:span text:style-name="T2">from RDKit</text:span>, must be changed!</text:p>
        </text:list-item>
      </text:list>
      <text:p text:style-name="P1"/>
      <text:p text:style-name="P3">Visualization / Data Analysis</text:p>
      <text:list xml:id="list2581150081" text:style-name="L2">
        <text:list-item>
          <text:p text:style-name="P7">Adapted jupyter notebook to to visualize conformation of the conformer to the distance restraints. Use NGLview for inspection.</text:p>
        </text:list-item>
        <text:list-item>
          <text:p text:style-name="P7">→ <text:span text:style-name="T1">error</text:span> because of mapping in OMEGA PDB!</text:p>
        </text:list-item>
      </text:list>
      <text:p text:style-name="P4"/>
      <text:p text:style-name="P3">Finding Possible Conformer Set (Regression/NAMFIS)</text:p>
      <text:list xml:id="list4129899021" text:style-name="L3">
        <text:list-item>
          <text:p text:style-name="P8">NAMFIS (see papers) describes a method to select from a complete basis of conformers a small subset that describes with its weighted average the experimental <text:span text:style-name="T1">averaged</text:span> NOE restraints (and also J-couplings). <text:span text:style-name="T3">Might be implemented/adapted.</text:span></text:p>
        </text:list-item>
        <text:list-item>
          <text:p text:style-name="P13"><text:span text:style-name="T6">Rephrased NAMFIS idea as regression problem: ~200 distance restraints per molecule as data points. The ~5400 conformers the basis. Want to learn weights W(1-5400) that lead to all restraints being fulfilled. → L1 regularization because need sparsity (20-30 conformers) and adapted loss function (penalize overshoot but not undershoot to some extent b</text:span><text:span text:style-name="T8">ecause</text:span><text:span text:style-name="T6"> NOE upper bounds)</text:span></text:p>
          <text:p text:style-name="P13"><text:span text:style-name="T6"><text:line-break/></text:span><text:span text:style-name="T7">Challenges: <text:tab/></text:span></text:p>
          <text:list>
            <text:list-item>
              <text:p text:style-name="P9">Cannot use sklearn implementations (speed), bc loss function and pos. weights</text:p>
            </text:list-item>
            <text:list-item>
              <text:p text:style-name="P9">Problem is mathematically gravely under-determined (a solution is possible, not the)</text:p>
            </text:list-item>
            <text:list-item>
              <text:p text:style-name="P9">Vanishing gradients if undershoot not penalized at all (accepts nonsensical sols)</text:p>
            </text:list-item>
            <text:list-item>
              <text:p text:style-name="P9">L1 is sensitive, choice is arbitrary → how many conformers? Maybe the fewest possible so all restraints fulfilled?</text:p>
            </text:list-item>
          </text:list>
        </text:list-item>
      </text:list>
      <text:p text:style-name="P10"><text:tab/></text:p>
      <text:p text:style-name="P5"><text:span text:style-name="T5"><text:tab/></text:span><text:span text:style-name="T8">Current los</text:span><text:span text:style-name="T9">s</text:span><text:span text:style-name="T8"> is squared and penalized undershoot with 10% of the overshoot.</text:span></text:p>
      <text:p text:style-name="P11"/>
      <text:p text:style-name="P5"><text:span text:style-name="T5"><text:tab/>Clustering might help, but distorts analysis of originally generated conformers. Ansatz <text:tab/>can be a plausibilization of the generated conformers, but it does not make any <text:tab/>inferences about the reality of the set. </text:span><text:span text:style-name="T8">Worth pursuing? Might consider epsilon <text:tab/>insensitive loss, and one neuron TF/Keras.</text:span></text:p>
      <text:p text:style-name="P10"/>
      <text:list xml:id="list160529483392716" text:continue-numbering="true" text:style-name="L3">
        <text:list-item>
          <text:p text:style-name="P12">→ How to evaluate this? Reasonable approach?</text:p>
        </text:list-item>
        <text:list-item>
          <text:p text:style-name="P8"><text:soft-page-break/>→ <text:span text:style-name="T1">Meaning of NOE data</text:span>, upper bounds (seemingly standard, as used in bmat) or averages (NAMFIS)? Be internally consistent and wrt the experimental data. <text:span text:style-name="T4">Do not fall in average trap when setting bounds matrix? → Tolerance in bounds matrix?</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3:53:58.495520394</meta:creation-date>
    <dc:date>2020-10-02T10:04:17.600866840</dc:date>
    <meta:editing-duration>P2DT19H36M50S</meta:editing-duration>
    <meta:editing-cycles>6</meta:editing-cycles>
    <meta:generator>LibreOffice/5.3.6.1$Linux_X86_64 LibreOffice_project/30$Build-1</meta:generator>
    <meta:document-statistic meta:table-count="0" meta:image-count="0" meta:object-count="0" meta:page-count="2" meta:paragraph-count="21" meta:word-count="430" meta:character-count="2808" meta:non-whitespace-character-count="2402"/>
  </office:meta>
</office:document-meta>
</file>